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0a51d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94663664" text:id="ct1061028946636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94664912" text:id="ct1061028946649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94665328" text:id="ct10610289466532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94665536" text:id="ct1061028946655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94665744" text:id="ct10610289466574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94665952" text:id="ct10610289466595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94663664"/><text:change-start text:change-id="ct106102894664912"/>Adopt<text:change-end text:change-id="ct106102894664912"/>ed<text:change-start text:change-id="ct106102894665328"/> as a <text:change-end text:change-id="ct106102894665328"/>NMRA <text:change-start text:change-id="ct106102894665536"/>Standard<text:change-end text:change-id="ct106102894665536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94665744"/><text:change-start text:change-id="ct106102894665952"/>Version History<text:change-end text:change-id="ct10610289466595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0a51d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4:30.835366914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3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7S</meta:editing-duration>
    <meta:generator>LibreOffice/4.4.0.3$MacOSX_X86_64 LibreOffice_project/de093506bcdc5fafd9023ee680b8c60e3e0645d7</meta:generator>
    <dc:date>2015-02-24T17:34:30.728793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47" meta:non-whitespace-character-count="379"/>
  </office:meta>
</office:document-meta>
</file>